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"/>
  <manifest:file-entry manifest:media-type="text/xml" manifest:full-path="content.xml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"/>
  <manifest:file-entry manifest:media-type="" manifest:full-path="Object 11/"/>
  <manifest:file-entry manifest:media-type="" manifest:full-path="Object 12/"/>
  <manifest:file-entry manifest:media-type="" manifest:full-path="Object 13/"/>
  <manifest:file-entry manifest:media-type="" manifest:full-path="Object 14/"/>
  <manifest:file-entry manifest:media-type="text/xml" manifest:full-path="styles.xml"/>
  <manifest:file-entry manifest:media-type="" manifest:full-path="Object 15/"/>
  <manifest:file-entry manifest:media-type="" manifest:full-path="Object 16/"/>
  <manifest:file-entry manifest:media-type="" manifest:full-path="Object 17/"/>
  <manifest:file-entry manifest:media-type="" manifest:full-path="Object 18/"/>
  <manifest:file-entry manifest:media-type="" manifest:full-path="Object 19/"/>
  <manifest:file-entry manifest:media-type="" manifest:full-path="Object 20/"/>
  <manifest:file-entry manifest:media-type="" manifest:full-path="Object 21/"/>
  <manifest:file-entry manifest:media-type="" manifest:full-path="Object 22/"/>
  <manifest:file-entry manifest:media-type="" manifest:full-path="Object 23/"/>
  <manifest:file-entry manifest:media-type="" manifest:full-path="Object 24/"/>
  <manifest:file-entry manifest:media-type="" manifest:full-path="Object 25/"/>
  <manifest:file-entry manifest:media-type="" manifest:full-path="Object 26/"/>
  <manifest:file-entry manifest:media-type="" manifest:full-path="Object 27/"/>
  <manifest:file-entry manifest:media-type="" manifest:full-path="Object 28/"/>
  <manifest:file-entry manifest:media-type="" manifest:full-path="Object 29/"/>
  <manifest:file-entry manifest:media-type="" manifest:full-path="Object 1/"/>
  <manifest:file-entry manifest:media-type="" manifest:full-path="Object 2/"/>
  <manifest:file-entry manifest:media-type="" manifest:full-path="Object 3/"/>
  <manifest:file-entry manifest:media-type="" manifest:full-path="Object 4/"/>
  <manifest:file-entry manifest:media-type="" manifest:full-path="Object 5/"/>
  <manifest:file-entry manifest:media-type="" manifest:full-path="Object 6/"/>
  <manifest:file-entry manifest:media-type="" manifest:full-path="Object 7/"/>
  <manifest:file-entry manifest:media-type="" manifest:full-path="Object 8/"/>
  <manifest:file-entry manifest:media-type="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"/>
  <manifest:file-entry manifest:media-type="" manifest:full-path="Object 31/"/>
  <manifest:file-entry manifest:media-type="" manifest:full-path="Object 32/"/>
  <manifest:file-entry manifest:media-type="text/xml" manifest:full-path="settings.xml"/>
  <manifest:file-entry manifest:media-type="" manifest:full-path="Object 33/"/>
  <manifest:file-entry manifest:media-type="" manifest:full-path="Object 34/"/>
  <manifest:file-entry manifest:media-type="" manifest:full-path="Object 35/"/>
  <manifest:file-entry manifest:media-type="" manifest:full-path="Object 36/"/>
  <manifest:file-entry manifest:media-type="" manifest:full-path="Object 37/"/>
  <manifest:file-entry manifest:media-type="" manifest:full-path="Object 38/"/>
  <manifest:file-entry manifest:media-type="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3.18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4.136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5.6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3.039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2.113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4.362cm"/>
    </style:style>
    <style:style style:name="co19" style:family="table-column">
      <style:table-column-properties fo:break-before="auto" style:column-width="3.124cm"/>
    </style:style>
    <style:style style:name="co20" style:family="table-column">
      <style:table-column-properties fo:break-before="auto" style:column-width="3.912cm"/>
    </style:style>
    <style:style style:name="co21" style:family="table-column">
      <style:table-column-properties fo:break-before="auto" style:column-width="3.378cm"/>
    </style:style>
    <style:style style:name="co22" style:family="table-column">
      <style:table-column-properties fo:break-before="auto" style:column-width="3.574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4.277cm"/>
    </style:style>
    <style:style style:name="co26" style:family="table-column">
      <style:table-column-properties fo:break-before="auto" style:column-width="4.84cm"/>
    </style:style>
    <style:style style:name="co27" style:family="table-column">
      <style:table-column-properties fo:break-before="auto" style:column-width="3.63cm"/>
    </style:style>
    <style:style style:name="co28" style:family="table-column">
      <style:table-column-properties fo:break-before="auto" style:column-width="4.727cm"/>
    </style:style>
    <style:style style:name="co29" style:family="table-column">
      <style:table-column-properties fo:break-before="auto" style:column-width="3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tatic-100-waskie">
      <style:table-properties table:display="true" style:writing-mode="lr-tb"/>
    </style:style>
    <style:style style:name="ta2" style:family="table" style:master-page-name="PageStyle_5f_static-100-szerokie">
      <style:table-properties table:display="true" style:writing-mode="lr-tb"/>
    </style:style>
    <style:style style:name="ta3" style:family="table" style:master-page-name="PageStyle_5f_static-200-waskie">
      <style:table-properties table:display="true" style:writing-mode="lr-tb"/>
    </style:style>
    <style:style style:name="ta4" style:family="table" style:master-page-name="PageStyle_5f_static-200-szerokie">
      <style:table-properties table:display="true" style:writing-mode="lr-tb"/>
    </style:style>
    <style:style style:name="ta5" style:family="table" style:master-page-name="PageStyle_5f_static-1000-waskie">
      <style:table-properties table:display="true" style:writing-mode="lr-tb"/>
    </style:style>
    <style:style style:name="ta6" style:family="table" style:master-page-name="PageStyle_5f_static-1000-szerokie">
      <style:table-properties table:display="true" style:writing-mode="lr-tb"/>
    </style:style>
    <style:style style:name="ta7" style:family="table" style:master-page-name="PageStyle_5f_dynamic-100-waskie">
      <style:table-properties table:display="true" style:writing-mode="lr-tb"/>
    </style:style>
    <style:style style:name="ta8" style:family="table" style:master-page-name="PageStyle_5f_dynamic-100-szerokie">
      <style:table-properties table:display="true" style:writing-mode="lr-tb"/>
    </style:style>
    <style:style style:name="ta9" style:family="table" style:master-page-name="PageStyle_5f_dynamic-200-waskie">
      <style:table-properties table:display="true" style:writing-mode="lr-tb"/>
    </style:style>
    <style:style style:name="ta10" style:family="table" style:master-page-name="PageStyle_5f_dynamic-200-szerokie">
      <style:table-properties table:display="true" style:writing-mode="lr-tb"/>
    </style:style>
    <number:number-style style:name="N5003" number:language="pl" number:country="PL">
      <number:number number:decimal-places="0" number:min-integer-digits="1" number:grouping="true"/>
    </number:number-style>
    <style:style style:name="ce1" style:family="table-cell" style:parent-style-name="Excel_20_Built-in_20_Normal" style:data-style-name="N5003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tic-100-waskie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learning</text:p>
          </table:table-cell>
          <table:table-cell office:value-type="float" office:value="190463">
            <text:p>190463</text:p>
          </table:table-cell>
          <table:table-cell office:value-type="float" office:value="238114">
            <text:p>238114</text:p>
          </table:table-cell>
          <table:table-cell office:value-type="float" office:value="205339">
            <text:p>20533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office:value-type="float" office:value="165957">
            <text:p>165957</text:p>
          </table:table-cell>
          <table:table-cell office:value-type="float" office:value="206816">
            <text:p>206816</text:p>
          </table:table-cell>
          <table:table-cell office:value-type="float" office:value="196313">
            <text:p>19631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cision Trees</text:p>
          </table:table-cell>
          <table:table-cell office:value-type="float" office:value="82456">
            <text:p>824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learning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Decision Trees</text:p>
          </table:table-cell>
          <table:table-cell table:style-name="Default" office:value-type="float" office:value="19">
            <text:p>19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Qlearning</text:p>
          </table:table-cell>
          <table:table-cell table:style-name="ce1" office:value-type="float" office:value="2123.29820356747">
            <text:p>2 123</text:p>
          </table:table-cell>
          <table:table-cell office:value-type="float" office:value="1858.22354885665">
            <text:p>1858,2235488567</text:p>
          </table:table-cell>
          <table:table-cell office:value-type="float" office:value="2176.90148029065">
            <text:p>2176,9014802907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lustering</text:p>
          </table:table-cell>
          <table:table-cell table:style-name="ce1" office:value-type="float" office:value="2147.23588549901">
            <text:p>2 147</text:p>
          </table:table-cell>
          <table:table-cell office:value-type="float" office:value="1926.01394423748">
            <text:p>1926,0139442375</text:p>
          </table:table-cell>
          <table:table-cell office:value-type="float" office:value="1984.30085856394">
            <text:p>1984,3008585639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Qlearning</text:p>
          </table:table-cell>
          <table:table-cell table:style-name="ce1" office:value-type="float" office:value="3759.98198227877">
            <text:p>3 760</text:p>
          </table:table-cell>
          <table:table-cell office:value-type="float" office:value="3001.24776180872">
            <text:p>3001,2477618087</text:p>
          </table:table-cell>
          <table:table-cell office:value-type="float" office:value="3351.93502943857">
            <text:p>3351,9350294386</text:p>
          </table:table-cell>
          <table:table-cell table:number-columns-repeated="4"/>
          <table:table-cell>
            <draw:frame table:end-cell-address="'static-100-waskie'.Q33" table:end-x="1.38cm" table:end-y="0.273cm" draw:z-index="0" draw:name="Diagramm 3" draw:style-name="gr1" svg:width="13.505cm" svg:height="7.212cm" svg:x="0.434cm" svg:y="0.034cm">
              <draw:object draw:notify-on-update-of-ranges="'static-100-waskie'.C4:'static-100-waskie'.E4 'static-100-waskie'.B5:'static-100-waskie'.B5 'static-100-waskie'.C5:'static-100-waskie'.E5 'static-100-waskie'.B6:'static-100-waskie'.B6 'static-100-waskie'.C6:'static-100-waskie'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lustering</text:p>
          </table:table-cell>
          <table:table-cell table:style-name="ce1" office:value-type="float" office:value="3700.64874623255">
            <text:p>3 701</text:p>
          </table:table-cell>
          <table:table-cell office:value-type="float" office:value="3123.48892220721">
            <text:p>3123,4889222072</text:p>
          </table:table-cell>
          <table:table-cell office:value-type="float" office:value="3249.19221770775">
            <text:p>3249,1922177078</text:p>
          </table:table-cell>
          <table:table-cell table:number-columns-repeated="1019"/>
        </table:table-row>
        <table:table-row table:style-name="ro1">
          <table:table-cell table:number-columns-repeated="2"/>
          <table:table-cell>
            <draw:frame table:end-cell-address="'static-100-waskie'.I35" table:end-x="0.053cm" table:end-y="0.277cm" draw:z-index="2" draw:name="Diagramm 5" draw:style-name="gr1" svg:width="13.52cm" svg:height="7.122cm" svg:x="1.139cm" svg:y="0.06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'static-100-waskie'.G36" table:end-x="0.057cm" table:end-y="0.308cm" draw:z-index="3" draw:name="Diagramm 7" draw:style-name="gr1" svg:width="13.502cm" svg:height="7.044cm" svg:x="0.852cm" svg:y="0.178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frame table:end-cell-address="'static-100-waskie'.R37" table:end-x="0.128cm" table:end-y="0.33cm" draw:z-index="1" draw:name="Diagramm 4" draw:style-name="gr1" svg:width="13.506cm" svg:height="7.122cm" svg:x="0.975cm" svg:y="0.121cm">
              <draw:object draw:notify-on-update-of-ranges="'static-100-waskie'.C9:'static-100-waskie'.E9 'static-100-waskie'.B10:'static-100-waskie'.B10 'static-100-waskie'.C10:'static-100-waskie'.E10 'static-100-waskie'.B11:'static-100-waskie'.B11 'static-100-waskie'.C11:'static-100-waskie'.E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-100-szerokie" table:style-name="ta2" table:print="false"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learning</text:p>
          </table:table-cell>
          <table:table-cell office:value-type="float" office:value="80869">
            <text:p>80869</text:p>
          </table:table-cell>
          <table:table-cell office:value-type="float" office:value="91514">
            <text:p>91514</text:p>
          </table:table-cell>
          <table:table-cell office:value-type="float" office:value="123580">
            <text:p>123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office:value-type="float" office:value="110114">
            <text:p>110114</text:p>
          </table:table-cell>
          <table:table-cell office:value-type="float" office:value="201721">
            <text:p>201721</text:p>
          </table:table-cell>
          <table:table-cell office:value-type="float" office:value="292919">
            <text:p>29291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/>
          <table:table-cell>
            <draw:frame table:end-cell-address="'static-100-szerokie'.O22" table:end-x="0.039cm" table:end-y="0.144cm" draw:z-index="3" draw:name="Diagramm 5" draw:style-name="gr1" svg:width="13.34cm" svg:height="7.044cm" svg:x="1.053cm" svg:y="0.013cm">
              <draw:object draw:notify-on-update-of-ranges="'static-100-szerokie'.C14:'static-100-szerokie'.E14 'static-100-szerokie'.B15:'static-100-szerokie'.B15 'static-100-szerokie'.C15:'static-100-szerokie'.E15 'static-100-szerokie'.B16:'static-100-szerokie'.B16 'static-100-szerokie'.C16:'static-100-szerokie'.E1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learning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learning</text:p>
          </table:table-cell>
          <table:table-cell table:style-name="ce1" office:value-type="float" office:value="3092.7061675961">
            <text:p>3 093</text:p>
          </table:table-cell>
          <table:table-cell office:value-type="float" office:value="2307.51487692518">
            <text:p>2307,5148769252</text:p>
          </table:table-cell>
          <table:table-cell office:value-type="float" office:value="2062.73245520415">
            <text:p>2062,73245520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table:style-name="ce1" office:value-type="float" office:value="2932.662611625">
            <text:p>2 933</text:p>
          </table:table-cell>
          <table:table-cell office:value-type="float" office:value="1971.37258017612">
            <text:p>1971,3725801761</text:p>
          </table:table-cell>
          <table:table-cell office:value-type="float" office:value="2069.47806396416">
            <text:p>2069,47806396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learning</text:p>
          </table:table-cell>
          <table:table-cell table:style-name="ce1" office:value-type="float" office:value="5404.924203183">
            <text:p>5 405</text:p>
          </table:table-cell>
          <table:table-cell office:value-type="float" office:value="4266.01349462844">
            <text:p>4266,0134946284</text:p>
          </table:table-cell>
          <table:table-cell office:value-type="float" office:value="4203.57565560408">
            <text:p>4203,575655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ustering</text:p>
          </table:table-cell>
          <table:table-cell table:style-name="ce1" office:value-type="float" office:value="4898.87158311727">
            <text:p>4 899</text:p>
          </table:table-cell>
          <table:table-cell office:value-type="float" office:value="3554.79081756691">
            <text:p>3554,7908175669</text:p>
          </table:table-cell>
          <table:table-cell office:value-type="float" office:value="4273.81708099733">
            <text:p>4273,817080997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static-100-szerokie'.S36" table:end-x="1.344cm" table:end-y="0.249cm" draw:z-index="2" draw:name="Diagramm 3" draw:style-name="gr1" svg:width="13.406cm" svg:height="7.121cm" svg:x="0.498cm" svg:y="0.042cm">
              <draw:object draw:notify-on-update-of-ranges="'static-100-szerokie'.C11:'static-100-szerokie'.E11 'static-100-szerokie'.B12:'static-100-szerokie'.B12 'static-100-szerokie'.C12:'static-100-szerokie'.E12 'static-100-szerokie'.B13:'static-100-szerokie'.B13 'static-100-szerokie'.C13:'static-100-szerokie'.E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'static-100-szerokie'.K38" table:end-x="1.742cm" table:end-y="0.039cm" draw:z-index="1" draw:name="Diagramm 2" draw:style-name="gr1" svg:width="13.517cm" svg:height="7.087cm" svg:x="2.775cm" svg:y="0.359cm">
              <draw:object draw:notify-on-update-of-ranges="'static-100-szerokie'.C8:'static-100-szerokie'.E8 'static-100-szerokie'.B9:'static-100-szerokie'.B9 'static-100-szerokie'.C9:'static-100-szerokie'.E9 'static-100-szerokie'.B10:'static-100-szerokie'.B10 'static-100-szerokie'.C10:'static-100-szerokie'.E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'static-100-szerokie'.E41" table:end-x="1.317cm" table:end-y="0.172cm" draw:z-index="0" draw:name="Diagramm 1" draw:style-name="gr1" svg:width="13.441cm" svg:height="7.045cm" svg:x="1.08cm" svg:y="0.041cm">
              <draw:object draw:notify-on-update-of-ranges="'static-100-szerokie'.C5:'static-100-szerokie'.E5 'static-100-szerokie'.B6:'static-100-szerokie'.B6 'static-100-szerokie'.C6:'static-100-szerokie'.E6 'static-100-szerokie'.B7:'static-100-szerokie'.B7 'static-100-szerokie'.C7:'static-100-szerokie'.E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-200-waskie" table:style-name="ta3" table:print="false"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>
            <draw:frame table:end-cell-address="'static-200-waskie'.L15" table:end-x="1.08cm" table:end-y="0.208cm" draw:z-index="1" draw:name="Diagramm 2" draw:style-name="gr1" svg:width="13.405cm" svg:height="7.121cm" svg:x="0.234cm" svg:y="0cm">
              <draw:object draw:notify-on-update-of-ranges="'static-200-waskie'.B4:'static-200-waskie'.D4 'static-200-waskie'.A5:'static-200-waskie'.A5 'static-200-waskie'.B5:'static-200-waskie'.D5 'static-200-waskie'.A6:'static-200-waskie'.A6 'static-200-waskie'.B6:'static-200-waskie'.D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>
            <text:p>Qlearning</text:p>
          </table:table-cell>
          <table:table-cell office:value-type="float" office:value="186258">
            <text:p>186258</text:p>
          </table:table-cell>
          <table:table-cell office:value-type="float" office:value="357395">
            <text:p>357395</text:p>
          </table:table-cell>
          <table:table-cell office:value-type="float" office:value="444035">
            <text:p>444035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259510">
            <text:p>259510</text:p>
          </table:table-cell>
          <table:table-cell office:value-type="float" office:value="440281">
            <text:p>440281</text:p>
          </table:table-cell>
          <table:table-cell office:value-type="float" office:value="349727">
            <text:p>34972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5"/>
          <table:table-cell>
            <draw:frame table:end-cell-address="'static-200-waskie'.R18" table:end-x="0.577cm" table:end-y="0.33cm" draw:z-index="3" draw:name="Diagramm 4" draw:style-name="gr1" svg:width="13.506cm" svg:height="7.122cm" svg:x="1.425cm" svg:y="0.121cm">
              <draw:object draw:notify-on-update-of-ranges="'static-200-waskie'.B10:'static-200-waskie'.D10 'static-200-waskie'.A11:'static-200-waskie'.A11 'static-200-waskie'.B11:'static-200-waskie'.D11 'static-200-waskie'.A12:'static-200-waskie'.A12 'static-200-waskie'.B12:'static-200-waskie'.D1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Qlearning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4937.67027710323">
            <text:p>4 938</text:p>
          </table:table-cell>
          <table:table-cell office:value-type="float" office:value="4371.65449612553">
            <text:p>4371,6544961255</text:p>
          </table:table-cell>
          <table:table-cell office:value-type="float" office:value="4862.08640453839">
            <text:p>4862,0864045384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4752.22068196147">
            <text:p>4 752</text:p>
          </table:table-cell>
          <table:table-cell office:value-type="float" office:value="3828.01099955737">
            <text:p>3828,0109995574</text:p>
          </table:table-cell>
          <table:table-cell office:value-type="float" office:value="5320.36645202543">
            <text:p>5320,366452025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10729.7454795375">
            <text:p>10 730</text:p>
          </table:table-cell>
          <table:table-cell office:value-type="float" office:value="7355.62723120763">
            <text:p>7355,6272312076</text:p>
          </table:table-cell>
          <table:table-cell office:value-type="float" office:value="7703.40067447174">
            <text:p>7703,4006744717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10284.1328012142">
            <text:p>10 284</text:p>
          </table:table-cell>
          <table:table-cell office:value-type="float" office:value="6298.86573750275">
            <text:p>6298,8657375028</text:p>
          </table:table-cell>
          <table:table-cell office:value-type="float" office:value="8327.97667274233">
            <text:p>8327,97667274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static-200-waskie'.E29" table:end-x="0.471cm" table:end-y="0.118cm" draw:z-index="0" draw:name="Diagramm 1" draw:style-name="gr1" svg:width="13.456cm" svg:height="7.086cm" svg:x="0.472cm" svg:y="0.439cm">
              <draw:object draw:notify-on-update-of-ranges="'static-200-waskie'.B1:'static-200-waskie'.D1 'static-200-waskie'.A2:'static-200-waskie'.A2 'static-200-waskie'.B2:'static-200-waskie'.D2 'static-200-waskie'.A3:'static-200-waskie'.A3 'static-200-waskie'.B3:'static-200-waskie'.D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'static-200-waskie'.R31" table:end-x="1.001cm" table:end-y="0.434cm" draw:z-index="2" draw:name="Diagramm 3" draw:style-name="gr1" svg:width="13.406cm" svg:height="7.121cm" svg:x="0.155cm" svg:y="0.227cm">
              <draw:object draw:notify-on-update-of-ranges="'static-200-waskie'.B7:'static-200-waskie'.D7 'static-200-waskie'.A8:'static-200-waskie'.A8 'static-200-waskie'.B8:'static-200-waskie'.D8 'static-200-waskie'.A9:'static-200-waskie'.A9 'static-200-waskie'.B9:'static-200-waskie'.D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-200-szerokie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270793">
            <text:p>270793</text:p>
          </table:table-cell>
          <table:table-cell office:value-type="float" office:value="342489">
            <text:p>342489</text:p>
          </table:table-cell>
          <table:table-cell office:value-type="float" office:value="606063">
            <text:p>606063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431208">
            <text:p>431208</text:p>
          </table:table-cell>
          <table:table-cell office:value-type="float" office:value="234032">
            <text:p>234032</text:p>
          </table:table-cell>
          <table:table-cell office:value-type="float" office:value="301930">
            <text:p>30193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6727.73819262818">
            <text:p>6 728</text:p>
          </table:table-cell>
          <table:table-cell office:value-type="float" office:value="4600.15159645839">
            <text:p>4600,1515964584</text:p>
          </table:table-cell>
          <table:table-cell office:value-type="float" office:value="6236.24656712624">
            <text:p>6236,2465671262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5799.52688891867">
            <text:p>5 800</text:p>
          </table:table-cell>
          <table:table-cell office:value-type="float" office:value="4070.92482945534">
            <text:p>4070,9248294553</text:p>
          </table:table-cell>
          <table:table-cell office:value-type="float" office:value="7891.3928718478">
            <text:p>7891,392871847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18194.6919759481">
            <text:p>18 195</text:p>
          </table:table-cell>
          <table:table-cell office:value-type="float" office:value="11792.969601229">
            <text:p>11792,969601229</text:p>
          </table:table-cell>
          <table:table-cell office:value-type="float" office:value="11869.9127820007">
            <text:p>11869,9127820007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17969.1426286394">
            <text:p>17 969</text:p>
          </table:table-cell>
          <table:table-cell office:value-type="float" office:value="9689.30831136766">
            <text:p>9689,3083113677</text:p>
          </table:table-cell>
          <table:table-cell office:value-type="float" office:value="17901.7255155572">
            <text:p>17901,7255155572</text:p>
          </table:table-cell>
          <table:table-cell table:number-columns-repeated="1020"/>
        </table:table-row>
        <table:table-row table:style-name="ro1">
          <table:table-cell/>
          <table:table-cell>
            <draw:frame table:end-cell-address="'static-200-szerokie'.F27" table:end-x="2.086cm" table:end-y="0.409cm" draw:z-index="3" draw:name="Diagramm 4" draw:style-name="gr1" svg:width="13.298cm" svg:height="7.122cm" svg:x="1.743cm" svg:y="0.2cm">
              <draw:object draw:notify-on-update-of-ranges="'static-200-szerokie'.B10:'static-200-szerokie'.D10 'static-200-szerokie'.A11:'static-200-szerokie'.A11 'static-200-szerokie'.B11:'static-200-szerokie'.D11 'static-200-szerokie'.A12:'static-200-szerokie'.A12 'static-200-szerokie'.B12:'static-200-szerokie'.D1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static-200-szerokie'.E29" table:end-x="1.979cm" table:end-y="0.143cm" draw:z-index="0" draw:name="Diagramm 1" draw:style-name="gr1" svg:width="13.297cm" svg:height="7.044cm" svg:x="1.636cm" svg:y="0.012cm">
              <draw:object draw:notify-on-update-of-ranges="'static-200-szerokie'.B1:'static-200-szerokie'.D1 'static-200-szerokie'.A2:'static-200-szerokie'.A2 'static-200-szerokie'.B2:'static-200-szerokie'.D2 'static-200-szerokie'.A3:'static-200-szerokie'.A3 'static-200-szerokie'.B3:'static-200-szerokie'.D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>
            <draw:frame table:end-cell-address="'static-200-szerokie'.G29" table:end-x="0.816cm" table:end-y="0.249cm" draw:z-index="1" draw:name="Diagramm 2" draw:style-name="gr1" svg:width="13.286cm" svg:height="7.122cm" svg:x="2.59cm" svg:y="0.04cm">
              <draw:object draw:notify-on-update-of-ranges="'static-200-szerokie'.B4:'static-200-szerokie'.D4 'static-200-szerokie'.A5:'static-200-szerokie'.A5 'static-200-szerokie'.B5:'static-200-szerokie'.D5 'static-200-szerokie'.A6:'static-200-szerokie'.A6 'static-200-szerokie'.B6:'static-200-szerokie'.D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/>
          <table:table-cell>
            <draw:frame table:end-cell-address="'static-200-szerokie'.G31" table:end-x="0.285cm" table:end-y="0.118cm" draw:z-index="2" draw:name="Diagramm 3" draw:style-name="gr1" svg:width="13.286cm" svg:height="7.086cm" svg:x="2.059cm" svg:y="0.439cm">
              <draw:object draw:notify-on-update-of-ranges="'static-200-szerokie'.B7:'static-200-szerokie'.D7 'static-200-szerokie'.A8:'static-200-szerokie'.A8 'static-200-szerokie'.B8:'static-200-szerokie'.D8 'static-200-szerokie'.A9:'static-200-szerokie'.A9 'static-200-szerokie'.B9:'static-200-szerokie'.D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-1000-waskie" table:style-name="ta5" table:print="false">
        <table:table-column table:style-name="co13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76804">
            <text:p>76804</text:p>
          </table:table-cell>
          <table:table-cell office:value-type="float" office:value="75092">
            <text:p>75092</text:p>
          </table:table-cell>
          <table:table-cell office:value-type="float" office:value="89029">
            <text:p>8902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82163">
            <text:p>82163</text:p>
          </table:table-cell>
          <table:table-cell office:value-type="float" office:value="71455">
            <text:p>71455</text:p>
          </table:table-cell>
          <table:table-cell office:value-type="float" office:value="112003">
            <text:p>11200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63464.9346315854">
            <text:p>63 465</text:p>
          </table:table-cell>
          <table:table-cell office:value-type="float" office:value="45777.4151992338">
            <text:p>45777,4151992338</text:p>
          </table:table-cell>
          <table:table-cell office:value-type="float" office:value="58687.4638509771">
            <text:p>58687,4638509771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63625.0866813746">
            <text:p>63 625</text:p>
          </table:table-cell>
          <table:table-cell office:value-type="float" office:value="45170.0750743592">
            <text:p>45170,0750743592</text:p>
          </table:table-cell>
          <table:table-cell office:value-type="float" office:value="60700.4292793034">
            <text:p>60700,429279303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  <draw:frame table:end-cell-address="'static-1000-waskie'.G24" table:end-x="0.032cm" table:end-y="0.171cm" draw:z-index="3" draw:name="Diagramm 6" draw:style-name="gr1" svg:width="13.297cm" svg:height="7.044cm" svg:x="1.768cm" svg:y="0.04cm">
              <draw:object draw:notify-on-update-of-ranges="'static-1000-waskie'.B10:'static-1000-waskie'.D10 'static-1000-waskie'.A11:'static-1000-waskie'.A11 'static-1000-waskie'.B11:'static-1000-waskie'.D11 'static-1000-waskie'.A12:'static-1000-waskie'.A12 'static-1000-waskie'.B12:'static-1000-waskie'.D12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147504.378529553">
            <text:p>147 504</text:p>
          </table:table-cell>
          <table:table-cell office:value-type="float" office:value="84211.8302207857">
            <text:p>84211,8302207857</text:p>
          </table:table-cell>
          <table:table-cell office:value-type="float" office:value="122092.020547494">
            <text:p>122092,020547494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148803.372237038">
            <text:p>148 803</text:p>
          </table:table-cell>
          <table:table-cell office:value-type="float" office:value="85306.3702073006">
            <text:p>85306,3702073006</text:p>
          </table:table-cell>
          <table:table-cell office:value-type="float" office:value="121510.183593253">
            <text:p>121510,18359325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'static-1000-waskie'.F30" table:end-x="0.947cm" table:end-y="0.144cm" draw:z-index="2" draw:name="Diagramm 4" draw:style-name="gr1" svg:width="13.297cm" svg:height="7.045cm" svg:x="0.578cm" svg:y="0.012cm">
              <draw:object draw:notify-on-update-of-ranges="'static-1000-waskie'.B7:'static-1000-waskie'.D7 'static-1000-waskie'.A8:'static-1000-waskie'.A8 'static-1000-waskie'.B8:'static-1000-waskie'.D8 'static-1000-waskie'.A9:'static-1000-waskie'.A9 'static-1000-waskie'.B9:'static-1000-waskie'.D9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>
            <draw:frame table:end-cell-address="'static-1000-waskie'.G30" table:end-x="1.451cm" table:end-y="0.251cm" draw:z-index="1" draw:name="Diagramm 3" draw:style-name="gr1" svg:width="13.108cm" svg:height="7.122cm" svg:x="0.208cm" svg:y="0.042cm">
              <draw:object draw:notify-on-update-of-ranges="'static-1000-waskie'.B4:'static-1000-waskie'.D4 'static-1000-waskie'.A5:'static-1000-waskie'.A5 'static-1000-waskie'.B5:'static-1000-waskie'.D5 'static-1000-waskie'.A6:'static-1000-waskie'.A6 'static-1000-waskie'.B6:'static-1000-waskie'.D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'static-1000-waskie'.F31" table:end-x="1.715cm" table:end-y="0.302cm" draw:z-index="0" draw:name="Diagramm 1" draw:style-name="gr1" svg:width="13.297cm" svg:height="7.121cm" svg:x="1.346cm" svg:y="0.095cm">
              <draw:object draw:notify-on-update-of-ranges="'static-1000-waskie'.B1:'static-1000-waskie'.D1 'static-1000-waskie'.A2:'static-1000-waskie'.A2 'static-1000-waskie'.B2:'static-1000-waskie'.D2 'static-1000-waskie'.A3:'static-1000-waskie'.A3 'static-1000-waskie'.B3:'static-1000-waskie'.D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-1000-szerokie" table:style-name="ta6" table:print="false">
        <table:table-column table:style-name="co1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128645">
            <text:p>128645</text:p>
          </table:table-cell>
          <table:table-cell office:value-type="float" office:value="221167">
            <text:p>221167</text:p>
          </table:table-cell>
          <table:table-cell office:value-type="float" office:value="166659">
            <text:p>16665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126671">
            <text:p>126671</text:p>
          </table:table-cell>
          <table:table-cell office:value-type="float" office:value="203456">
            <text:p>203456</text:p>
          </table:table-cell>
          <table:table-cell office:value-type="float" office:value="149105">
            <text:p>14910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  <draw:frame table:end-cell-address="'static-1000-szerokie'.I19" table:end-x="0.058cm" table:end-y="0.33cm" draw:z-index="2" draw:name="Diagramm 3" draw:style-name="gr1" svg:width="13.094cm" svg:height="7.122cm" svg:x="3.012cm" svg:y="0.121cm">
              <draw:object draw:notify-on-update-of-ranges="'static-1000-szerokie'.B7:'static-1000-szerokie'.D7 'static-1000-szerokie'.A8:'static-1000-szerokie'.A8 'static-1000-szerokie'.B8:'static-1000-szerokie'.D8 'static-1000-szerokie'.A9:'static-1000-szerokie'.A9 'static-1000-szerokie'.B9:'static-1000-szerokie'.D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3"/>
          <table:table-cell>
            <draw:frame table:end-cell-address="'static-1000-szerokie'.N20" table:end-x="0.815cm" table:end-y="0.171cm" draw:z-index="1" draw:name="Diagramm 2" draw:style-name="gr1" svg:width="12.631cm" svg:height="7.044cm" svg:x="0.816cm" svg:y="0.04cm">
              <draw:object draw:notify-on-update-of-ranges="'static-1000-szerokie'.B4:'static-1000-szerokie'.D4 'static-1000-szerokie'.A5:'static-1000-szerokie'.A5 'static-1000-szerokie'.B5:'static-1000-szerokie'.D5 'static-1000-szerokie'.A6:'static-1000-szerokie'.A6 'static-1000-szerokie'.B6:'static-1000-szerokie'.D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59985.8951635671">
            <text:p>59 986</text:p>
          </table:table-cell>
          <table:table-cell office:value-type="float" office:value="36966.9723251107">
            <text:p>36966,9723251107</text:p>
          </table:table-cell>
          <table:table-cell office:value-type="float" office:value="64410.4604333829">
            <text:p>64410,460433382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62761.5719956158">
            <text:p>62 762</text:p>
          </table:table-cell>
          <table:table-cell office:value-type="float" office:value="40043.3916209418">
            <text:p>40043,3916209418</text:p>
          </table:table-cell>
          <table:table-cell office:value-type="float" office:value="57733.9493547198">
            <text:p>57733,949354719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224955.862651506">
            <text:p>224 956</text:p>
          </table:table-cell>
          <table:table-cell office:value-type="float" office:value="117920.79893535">
            <text:p>117920,79893535</text:p>
          </table:table-cell>
          <table:table-cell office:value-type="float" office:value="204052.292012676">
            <text:p>204052,292012676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217441.35333154">
            <text:p>217 441</text:p>
          </table:table-cell>
          <table:table-cell office:value-type="float" office:value="129588.008274796">
            <text:p>129588,008274796</text:p>
          </table:table-cell>
          <table:table-cell office:value-type="float" office:value="170397.70730023">
            <text:p>170397,7073002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'static-1000-szerokie'.F30" table:end-x="0.656cm" table:end-y="0.435cm" draw:z-index="0" draw:name="Diagramm 1" draw:style-name="gr1" svg:width="13.293cm" svg:height="7.122cm" svg:x="0.207cm" svg:y="0.226cm">
              <draw:object draw:notify-on-update-of-ranges="'static-1000-szerokie'.B1:'static-1000-szerokie'.D1 'static-1000-szerokie'.A2:'static-1000-szerokie'.A2 'static-1000-szerokie'.B2:'static-1000-szerokie'.D2 'static-1000-szerokie'.A3:'static-1000-szerokie'.A3 'static-1000-szerokie'.B3:'static-1000-szerokie'.D3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7"/>
          <table:table-cell>
            <draw:frame table:end-cell-address="'static-1000-szerokie'.P30" table:end-x="0.763cm" table:end-y="0.251cm" draw:z-index="3" draw:name="Diagramm 4" draw:style-name="gr1" svg:width="12.63cm" svg:height="7.122cm" svg:x="0.764cm" svg:y="0.042cm">
              <draw:object draw:notify-on-update-of-ranges="'static-1000-szerokie'.B10:'static-1000-szerokie'.D10 'static-1000-szerokie'.A11:'static-1000-szerokie'.A11 'static-1000-szerokie'.B11:'static-1000-szerokie'.D11 'static-1000-szerokie'.A12:'static-1000-szerokie'.A12 'static-1000-szerokie'.B12:'static-1000-szerokie'.D12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-100-waskie" table:style-name="ta7" table:print="false">
        <table:table-column table:style-name="co13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40475">
            <text:p>40475</text:p>
          </table:table-cell>
          <table:table-cell office:value-type="float" office:value="48344">
            <text:p>48344</text:p>
          </table:table-cell>
          <table:table-cell office:value-type="float" office:value="35689">
            <text:p>3568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42520">
            <text:p>42520</text:p>
          </table:table-cell>
          <table:table-cell office:value-type="float" office:value="48832">
            <text:p>48832</text:p>
          </table:table-cell>
          <table:table-cell office:value-type="float" office:value="38046">
            <text:p>3804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>
            <draw:frame table:end-cell-address="'dynamic-100-waskie'.K18" table:end-x="0.393cm" table:end-y="0.249cm" draw:z-index="2" draw:name="Diagramm 3" draw:style-name="gr1" svg:width="12.631cm" svg:height="7.122cm" svg:x="0.394cm" svg:y="0.04cm">
              <draw:object draw:notify-on-update-of-ranges="'dynamic-100-waskie'.B7:'dynamic-100-waskie'.D7 'dynamic-100-waskie'.A8:'dynamic-100-waskie'.A8 'dynamic-100-waskie'.B8:'dynamic-100-waskie'.D8 'dynamic-100-waskie'.A9:'dynamic-100-waskie'.A9 'dynamic-100-waskie'.B9:'dynamic-100-waskie'.D9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>
            <text:p>Qlearning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59985.8951635671">
            <text:p>59 986</text:p>
          </table:table-cell>
          <table:table-cell office:value-type="float" office:value="36966.9723251107">
            <text:p>36966,9723251107</text:p>
          </table:table-cell>
          <table:table-cell office:value-type="float" office:value="64410.4604333829">
            <text:p>64410,460433382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62761.5719956158">
            <text:p>62 762</text:p>
          </table:table-cell>
          <table:table-cell office:value-type="float" office:value="40043.3916209418">
            <text:p>40043,3916209418</text:p>
          </table:table-cell>
          <table:table-cell office:value-type="float" office:value="57733.9493547198">
            <text:p>57733,949354719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5350.0626784981">
            <text:p>5 350</text:p>
          </table:table-cell>
          <table:table-cell office:value-type="float" office:value="3688.13826626138">
            <text:p>3688,1382662614</text:p>
          </table:table-cell>
          <table:table-cell office:value-type="float" office:value="3696.49400646622">
            <text:p>3696,4940064662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4427.74079404326">
            <text:p>4 428</text:p>
          </table:table-cell>
          <table:table-cell office:value-type="float" office:value="3286.82029426705">
            <text:p>3286,8202942671</text:p>
          </table:table-cell>
          <table:table-cell office:value-type="float" office:value="3931.11045893504">
            <text:p>3931,110458935</text:p>
          </table:table-cell>
          <table:table-cell table:number-columns-repeated="5"/>
          <table:table-cell>
            <draw:frame table:end-cell-address="'dynamic-100-waskie'.P26" table:end-x="1.742cm" table:end-y="0.143cm" draw:z-index="3" draw:name="Diagramm 4" draw:style-name="gr1" svg:width="12.63cm" svg:height="7.044cm" svg:x="1.743cm" svg:y="0.013cm">
              <draw:object draw:notify-on-update-of-ranges="'dynamic-100-waskie'.B10:'dynamic-100-waskie'.D10 'dynamic-100-waskie'.A11:'dynamic-100-waskie'.A11 'dynamic-100-waskie'.B11:'dynamic-100-waskie'.D11 'dynamic-100-waskie'.A12:'dynamic-100-waskie'.A12 'dynamic-100-waskie'.B12:'dynamic-100-waskie'.D12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dynamic-100-waskie'.N32" table:end-x="0.841cm" table:end-y="0.066cm" draw:z-index="1" draw:name="Diagramm 2" draw:style-name="gr1" svg:width="12.631cm" svg:height="7.086cm" svg:x="0.842cm" svg:y="0.387cm">
              <draw:object draw:notify-on-update-of-ranges="'dynamic-100-waskie'.B4:'dynamic-100-waskie'.D4 'dynamic-100-waskie'.A5:'dynamic-100-waskie'.A5 'dynamic-100-waskie'.B5:'dynamic-100-waskie'.D5 'dynamic-100-waskie'.A6:'dynamic-100-waskie'.A6 'dynamic-100-waskie'.B6:'dynamic-100-waskie'.D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>
            <draw:frame table:end-cell-address="'dynamic-100-waskie'.E32" table:end-x="1.689cm" table:end-y="0.438cm" draw:z-index="0" draw:name="Diagramm 1" draw:style-name="gr1" svg:width="13.267cm" svg:height="7.045cm" svg:x="0.817cm" svg:y="0.306cm">
              <draw:object draw:notify-on-update-of-ranges="'dynamic-100-waskie'.B1:'dynamic-100-waskie'.D1 'dynamic-100-waskie'.A2:'dynamic-100-waskie'.A2 'dynamic-100-waskie'.B2:'dynamic-100-waskie'.D2 'dynamic-100-waskie'.A3:'dynamic-100-waskie'.A3 'dynamic-100-waskie'.B3:'dynamic-100-waskie'.D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-100-szerokie" table:style-name="ta8" table:print="false">
        <table:table-column table:style-name="co13" table:default-cell-style-name="Excel_20_Built-in_20_Normal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21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37415">
            <text:p>37415</text:p>
          </table:table-cell>
          <table:table-cell office:value-type="float" office:value="63678">
            <text:p>63678</text:p>
          </table:table-cell>
          <table:table-cell office:value-type="float" office:value="60775">
            <text:p>60775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57119">
            <text:p>57119</text:p>
          </table:table-cell>
          <table:table-cell office:value-type="float" office:value="18812">
            <text:p>18812</text:p>
          </table:table-cell>
          <table:table-cell office:value-type="float" office:value="63328">
            <text:p>6332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3246.20213996571">
            <text:p>3 246</text:p>
          </table:table-cell>
          <table:table-cell office:value-type="float" office:value="1763.20378704605">
            <text:p>1763,2037870461</text:p>
          </table:table-cell>
          <table:table-cell office:value-type="float" office:value="2315.08132006508">
            <text:p>2315,0813200651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2961.17696888083">
            <text:p>2 961</text:p>
          </table:table-cell>
          <table:table-cell office:value-type="float" office:value="2229.54661594032">
            <text:p>2229,5466159403</text:p>
          </table:table-cell>
          <table:table-cell office:value-type="float" office:value="2582.94841403114">
            <text:p>2582,948414031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8560.35713511577">
            <text:p>8 560</text:p>
          </table:table-cell>
          <table:table-cell office:value-type="float" office:value="4706.75491295304">
            <text:p>4706,754912953</text:p>
          </table:table-cell>
          <table:table-cell office:value-type="float" office:value="5089.03812393713">
            <text:p>5089,0381239371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6015.31803883619">
            <text:p>6 015</text:p>
            <draw:frame table:end-cell-address="'dynamic-100-szerokie'.G26" table:end-x="0.709cm" table:end-y="0.356cm" draw:z-index="3" draw:name="Diagramm 4" draw:style-name="gr1" svg:width="13.242cm" svg:height="7.122cm" svg:x="1.689cm" svg:y="0.148cm">
              <draw:object draw:notify-on-update-of-ranges="'dynamic-100-szerokie'.B10:'dynamic-100-szerokie'.D10 'dynamic-100-szerokie'.A11:'dynamic-100-szerokie'.A11 'dynamic-100-szerokie'.B11:'dynamic-100-szerokie'.D11 'dynamic-100-szerokie'.A12:'dynamic-100-szerokie'.A12 'dynamic-100-szerokie'.B12:'dynamic-100-szerokie'.D1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606.73982984663">
            <text:p>4606,7398298466</text:p>
          </table:table-cell>
          <table:table-cell office:value-type="float" office:value="4252.99300341521">
            <text:p>4252,993003415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dynamic-100-szerokie'.F33" table:end-x="1.053cm" table:end-y="0.037cm" draw:z-index="2" draw:name="Diagramm 3" draw:style-name="gr1" svg:width="13.241cm" svg:height="7.164cm" svg:x="2.033cm" svg:y="0.28cm">
              <draw:object draw:notify-on-update-of-ranges="'dynamic-100-szerokie'.B7:'dynamic-100-szerokie'.D7 'dynamic-100-szerokie'.A8:'dynamic-100-szerokie'.A8 'dynamic-100-szerokie'.B8:'dynamic-100-szerokie'.D8 'dynamic-100-szerokie'.A9:'dynamic-100-szerokie'.A9 'dynamic-100-szerokie'.B9:'dynamic-100-szerokie'.D9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>
            <draw:frame table:end-cell-address="'dynamic-100-szerokie'.G32" table:end-x="0.524cm" table:end-y="0.438cm" draw:z-index="0" draw:name="Diagramm 1" draw:style-name="gr1" svg:width="13.242cm" svg:height="7.045cm" svg:x="1.504cm" svg:y="0.306cm">
              <draw:object draw:notify-on-update-of-ranges="'dynamic-100-szerokie'.B1:'dynamic-100-szerokie'.D1 'dynamic-100-szerokie'.A2:'dynamic-100-szerokie'.A2 'dynamic-100-szerokie'.B2:'dynamic-100-szerokie'.D2 'dynamic-100-szerokie'.A3:'dynamic-100-szerokie'.A3 'dynamic-100-szerokie'.B3:'dynamic-100-szerokie'.D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dynamic-100-szerokie'.H35" table:end-x="0.1cm" table:end-y="0.01cm" draw:z-index="1" draw:name="Diagramm 2" draw:style-name="gr1" svg:width="13.043cm" svg:height="7.164cm" svg:x="0.075cm" svg:y="0.253cm">
              <draw:object draw:notify-on-update-of-ranges="'dynamic-100-szerokie'.B4:'dynamic-100-szerokie'.D4 'dynamic-100-szerokie'.A5:'dynamic-100-szerokie'.A5 'dynamic-100-szerokie'.B5:'dynamic-100-szerokie'.D5 'dynamic-100-szerokie'.A6:'dynamic-100-szerokie'.A6 'dynamic-100-szerokie'.B6:'dynamic-100-szerokie'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-200-waskie" table:style-name="ta9" table:print="false">
        <table:table-column table:style-name="co1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40766">
            <text:p>40766</text:p>
          </table:table-cell>
          <table:table-cell office:value-type="float" office:value="45810">
            <text:p>45810</text:p>
          </table:table-cell>
          <table:table-cell office:value-type="float" office:value="63621">
            <text:p>63621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51184">
            <text:p>51184</text:p>
          </table:table-cell>
          <table:table-cell office:value-type="float" office:value="70242">
            <text:p>70242</text:p>
          </table:table-cell>
          <table:table-cell office:value-type="float" office:value="76851">
            <text:p>7685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5668.54364674089">
            <text:p>5 669</text:p>
          </table:table-cell>
          <table:table-cell office:value-type="float" office:value="6099.06040695497">
            <text:p>6099,060406955</text:p>
          </table:table-cell>
          <table:table-cell office:value-type="float" office:value="5450.63758884453">
            <text:p>5450,6375888445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4999.94864837502">
            <text:p>5 000</text:p>
          </table:table-cell>
          <table:table-cell office:value-type="float" office:value="4490.15173905736">
            <text:p>4490,1517390574</text:p>
          </table:table-cell>
          <table:table-cell office:value-type="float" office:value="5688.15392643612">
            <text:p>5688,153926436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13670.9581735386">
            <text:p>13 671</text:p>
          </table:table-cell>
          <table:table-cell office:value-type="float" office:value="9616.05647008063">
            <text:p>9616,0564700806</text:p>
          </table:table-cell>
          <table:table-cell office:value-type="float" office:value="10127.9324251193">
            <text:p>10127,9324251193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11210.6783775115">
            <text:p>11 211</text:p>
          </table:table-cell>
          <table:table-cell office:value-type="float" office:value="7229.54982183594">
            <text:p>7229,5498218359</text:p>
          </table:table-cell>
          <table:table-cell office:value-type="float" office:value="9625.49978427203">
            <text:p>9625,4997842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dynamic-200-waskie'.E28" table:end-x="1.266cm" table:end-y="0.435cm" draw:z-index="3" draw:name="Diagramm 4" draw:style-name="gr1" svg:width="13.427cm" svg:height="7.121cm" svg:x="0.764cm" svg:y="0.227cm">
              <draw:object draw:notify-on-update-of-ranges="'dynamic-200-waskie'.B10:'dynamic-200-waskie'.D10 'dynamic-200-waskie'.A11:'dynamic-200-waskie'.A11 'dynamic-200-waskie'.B11:'dynamic-200-waskie'.D11 'dynamic-200-waskie'.A12:'dynamic-200-waskie'.A12 'dynamic-200-waskie'.B12:'dynamic-200-waskie'.D12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dynamic-200-waskie'.E31" table:end-x="0.1cm" table:end-y="0.381cm" draw:z-index="0" draw:name="Diagramm 1" draw:style-name="gr1" svg:width="13.415cm" svg:height="7.121cm" svg:x="1.715cm" svg:y="0.174cm">
              <draw:object draw:notify-on-update-of-ranges="'dynamic-200-waskie'.B1:'dynamic-200-waskie'.D1 'dynamic-200-waskie'.A2:'dynamic-200-waskie'.A2 'dynamic-200-waskie'.B2:'dynamic-200-waskie'.D2 'dynamic-200-waskie'.A3:'dynamic-200-waskie'.A3 'dynamic-200-waskie'.B3:'dynamic-200-waskie'.D3" xlink:href="./Object 33" xlink:type="simple" xlink:show="embed" xlink:actuate="onLoad"/>
              <draw:image xlink:href="./ObjectReplacements/Object 33" xlink:type="simple" xlink:show="embed" xlink:actuate="onLoad"/>
            </draw:frame>
            <draw:frame table:end-cell-address="'dynamic-200-waskie'.D32" table:end-x="3.408cm" table:end-y="0.009cm" draw:z-index="1" draw:name="Diagramm 2" draw:style-name="gr1" svg:width="13.144cm" svg:height="7.163cm" svg:x="0.472cm" svg:y="0.253cm">
              <draw:object draw:notify-on-update-of-ranges="'dynamic-200-waskie'.B4:'dynamic-200-waskie'.D4 'dynamic-200-waskie'.A5:'dynamic-200-waskie'.A5 'dynamic-200-waskie'.B5:'dynamic-200-waskie'.D5 'dynamic-200-waskie'.A6:'dynamic-200-waskie'.A6 'dynamic-200-waskie'.B6:'dynamic-200-waskie'.D6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>
            <draw:frame table:end-cell-address="'dynamic-200-waskie'.F37" table:end-x="1.451cm" table:end-y="0.143cm" draw:z-index="2" draw:name="Diagramm 3" draw:style-name="gr1" svg:width="13.415cm" svg:height="7.044cm" svg:x="3.066cm" svg:y="0.012cm">
              <draw:object draw:notify-on-update-of-ranges="'dynamic-200-waskie'.B7:'dynamic-200-waskie'.D7 'dynamic-200-waskie'.A8:'dynamic-200-waskie'.A8 'dynamic-200-waskie'.B8:'dynamic-200-waskie'.D8 'dynamic-200-waskie'.A9:'dynamic-200-waskie'.A9 'dynamic-200-waskie'.B9:'dynamic-200-waskie'.D9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-200-szerokie" table:style-name="ta10" table:print="false">
        <table:table-column table:style-name="co13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3" table:number-columns-repeated="1020" table:default-cell-style-name="Excel_20_Built-in_20_Normal"/>
        <table:table-row table:style-name="ro1">
          <table:table-cell/>
          <table:table-cell office:value-type="string">
            <text:p>Sim time 1</text:p>
          </table:table-cell>
          <table:table-cell office:value-type="string">
            <text:p>Sim time 4</text:p>
          </table:table-cell>
          <table:table-cell office:value-type="string">
            <text:p>Sim tim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53395">
            <text:p>53395</text:p>
          </table:table-cell>
          <table:table-cell office:value-type="float" office:value="45361">
            <text:p>45361</text:p>
          </table:table-cell>
          <table:table-cell office:value-type="float" office:value="92904">
            <text:p>92904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58105">
            <text:p>58105</text:p>
          </table:table-cell>
          <table:table-cell office:value-type="float" office:value="126940">
            <text:p>126940</text:p>
          </table:table-cell>
          <table:table-cell office:value-type="float" office:value="54044">
            <text:p>5404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units count 1</text:p>
          </table:table-cell>
          <table:table-cell office:value-type="string">
            <text:p>Eunits count 4</text:p>
          </table:table-cell>
          <table:table-cell office:value-type="string">
            <text:p>Eunits coun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>
            <draw:frame table:end-cell-address="'dynamic-200-szerokie'.K21" table:end-x="0.525cm" table:end-y="0.091cm" draw:z-index="2" draw:name="Diagramm 3" draw:style-name="gr1" svg:width="12.631cm" svg:height="7.086cm" svg:x="0.526cm" svg:y="0.412cm">
              <draw:object draw:notify-on-update-of-ranges="'dynamic-200-szerokie'.B7:'dynamic-200-szerokie'.D7 'dynamic-200-szerokie'.A8:'dynamic-200-szerokie'.A8 'dynamic-200-szerokie'.B8:'dynamic-200-szerokie'.D8 'dynamic-200-szerokie'.A9:'dynamic-200-szerokie'.A9 'dynamic-200-szerokie'.B9:'dynamic-200-szerokie'.D9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distance 1</text:p>
          </table:table-cell>
          <table:table-cell office:value-type="string">
            <text:p>Total distance 4</text:p>
          </table:table-cell>
          <table:table-cell office:value-type="string">
            <text:p>Total distance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6516.76071833444">
            <text:p>6 517</text:p>
          </table:table-cell>
          <table:table-cell office:value-type="float" office:value="6343.2911917825">
            <text:p>6343,2911917825</text:p>
          </table:table-cell>
          <table:table-cell office:value-type="float" office:value="6912.09960515227">
            <text:p>6912,0996051523</text:p>
          </table:table-cell>
          <table:table-cell table:number-columns-repeated="1020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6184.13779647716">
            <text:p>6 184</text:p>
          </table:table-cell>
          <table:table-cell office:value-type="float" office:value="4663.11056067586">
            <text:p>4663,1105606759</text:p>
          </table:table-cell>
          <table:table-cell office:value-type="float" office:value="5783.31820925742">
            <text:p>5783,318209257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cost 1</text:p>
          </table:table-cell>
          <table:table-cell office:value-type="string">
            <text:p>Total cost 4</text:p>
          </table:table-cell>
          <table:table-cell office:value-type="string">
            <text:p>Total cost 8</text:p>
          </table:table-cell>
          <table:table-cell table:number-columns-repeated="1020"/>
        </table:table-row>
        <table:table-row table:style-name="ro1">
          <table:table-cell office:value-type="string">
            <text:p>Qlearning</text:p>
          </table:table-cell>
          <table:table-cell table:style-name="ce1" office:value-type="float" office:value="26445.3987962075">
            <text:p>26 445</text:p>
          </table:table-cell>
          <table:table-cell office:value-type="float" office:value="16446.4892278448">
            <text:p>16446,4892278448</text:p>
          </table:table-cell>
          <table:table-cell office:value-type="float" office:value="28008.5606157889">
            <text:p>28008,5606157889</text:p>
          </table:table-cell>
          <table:table-cell table:number-columns-repeated="3"/>
          <table:table-cell>
            <draw:frame table:end-cell-address="'dynamic-200-szerokie'.N25" table:end-x="1.556cm" table:end-y="0.356cm" draw:z-index="3" draw:name="Diagramm 4" draw:style-name="gr1" svg:width="12.63cm" svg:height="7.122cm" svg:x="1.557cm" svg:y="0.147cm">
              <draw:object draw:notify-on-update-of-ranges="'dynamic-200-szerokie'.B10:'dynamic-200-szerokie'.D10 'dynamic-200-szerokie'.A11:'dynamic-200-szerokie'.A11 'dynamic-200-szerokie'.B11:'dynamic-200-szerokie'.D11 'dynamic-200-szerokie'.A12:'dynamic-200-szerokie'.A12 'dynamic-200-szerokie'.B12:'dynamic-200-szerokie'.D12"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lustering</text:p>
          </table:table-cell>
          <table:table-cell table:style-name="ce1" office:value-type="float" office:value="26879.6526793569">
            <text:p>26 880</text:p>
          </table:table-cell>
          <table:table-cell office:value-type="float" office:value="11360.4249636108">
            <text:p>11360,4249636108</text:p>
          </table:table-cell>
          <table:table-cell office:value-type="float" office:value="13928.6386863142">
            <text:p>13928,638686314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dynamic-200-szerokie'.D32" table:end-x="2.852cm" table:end-y="0.011cm" draw:z-index="0" draw:name="Diagramm 1" draw:style-name="gr1" svg:width="13.155cm" svg:height="7.086cm" svg:x="0.128cm" svg:y="0.332cm">
              <draw:object draw:notify-on-update-of-ranges="'dynamic-200-szerokie'.B1:'dynamic-200-szerokie'.D1 'dynamic-200-szerokie'.A2:'dynamic-200-szerokie'.A2 'dynamic-200-szerokie'.B2:'dynamic-200-szerokie'.D2 'dynamic-200-szerokie'.A3:'dynamic-200-szerokie'.A3 'dynamic-200-szerokie'.B3:'dynamic-200-szerokie'.D3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'dynamic-200-szerokie'.G32" table:end-x="0.286cm" table:end-y="0.383cm" draw:z-index="1" draw:name="Diagramm 2" draw:style-name="gr1" svg:width="13.359cm" svg:height="7.122cm" svg:x="3.277cm" svg:y="0.174cm">
              <draw:object draw:notify-on-update-of-ranges="'dynamic-200-szerokie'.B4:'dynamic-200-szerokie'.D4 'dynamic-200-szerokie'.A5:'dynamic-200-szerokie'.A5 'dynamic-200-szerokie'.B5:'dynamic-200-szerokie'.D5 'dynamic-200-szerokie'.A6:'dynamic-200-szerokie'.A6 'dynamic-200-szerokie'.B6:'dynamic-200-szerokie'.D6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000" number:language="pl" number:country="PL">
      <number:number number:min-integer-digits="1"/>
    </number:number-style>
    <number:number-style style:name="N5107P0" style:volatile="true" number:language="pl" number:country="PL">
      <number:number number:decimal-places="0" number:min-integer-digits="1" number:grouping="true"/>
      <number:text> zł</number:text>
    </number:number-style>
    <number:number-style style:name="N5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7P0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2" number:min-integer-digits="1" number:grouping="true"/>
      <number:text> zł</number:text>
    </number:number-style>
    <number:number-style style:name="N5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09P0"/>
    </number:number-style>
    <number:number-style style:name="N5110P0" style:volatile="true" number:language="pl" number:country="PL">
      <number:number number:decimal-places="2" number:min-integer-digits="1" number:grouping="true"/>
      <number:text> zł</number:text>
    </number:number-style>
    <number:number-style style:name="N5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0P0"/>
    </number:number-style>
    <number:date-style style:name="N5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2" number:language="pl" number:country="PL">
      <number:day number:style="long"/>
      <number:text>-</number:text>
      <number:month number:textual="true"/>
    </number:date-style>
    <number:date-style style:name="N5113" number:language="pl" number:country="PL">
      <number:month number:textual="true"/>
      <number:text>-</number:text>
      <number:year/>
    </number:date-style>
    <number:time-style style:name="N5114" number:language="pl" number:country="PL">
      <number:hours/>
      <number:text>:</number:text>
      <number:minutes number:style="long"/>
      <number:text> </number:text>
      <number:am-pm/>
    </number:time-style>
    <number:time-style style:name="N5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6P0" style:volatile="true" number:language="pl" number:country="PL">
      <number:number number:decimal-places="0" number:min-integer-digits="1" number:grouping="true"/>
      <number:text>     </number:text>
    </number:number-style>
    <number:number-style style:name="N5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6P0"/>
    </number:number-style>
    <number:number-style style:name="N5117P0" style:volatile="true" number:language="pl" number:country="PL">
      <number:number number:decimal-places="0" number:min-integer-digits="1" number:grouping="true"/>
      <number:text>     </number:text>
    </number:number-style>
    <number:number-style style:name="N5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pl" number:country="PL">
      <number:number number:decimal-places="2" number:min-integer-digits="1" number:grouping="true"/>
      <number:text>     </number:text>
    </number:number-style>
    <number:number-style style:name="N5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pl" number:country="PL">
      <number:number number:decimal-places="2" number:min-integer-digits="1" number:grouping="true"/>
      <number:text>     </number:text>
    </number:number-style>
    <number:number-style style:name="N5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0P2" style:volatile="true" number:language="pl" number:country="PL">
      <number:text> -      </number:text>
    </number:number-style>
    <number:text-style style:name="N5120" number:language="pl" number:country="PL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21P2" style:volatile="true" number:language="pl" number:country="PL">
      <number:text> - zł </number:text>
    </number:number-style>
    <number:text-style style:name="N5121" number:language="pl" number:country="PL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22" number:language="pl" number:country="PL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23" number:language="pl" number:country="PL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pl" number:country="PL">
      <number:minutes number:style="long"/>
      <number:text>:</number:text>
      <number:seconds number:style="long"/>
    </number:time-style>
    <number:time-style style:name="N5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pl" number:country="PL">
      <number:minutes number:style="long"/>
      <number:text>:</number:text>
      <number:seconds number:style="long" number:decimal-places="1"/>
    </number:time-style>
    <number:number-style style:name="N5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1.12.2012</text:date>, <text:time>14:33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tatic-100-waskie" style:display-name="PageStyle_static-100-wask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-100-szerokie" style:display-name="PageStyle_static-100-szerok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-200-waskie" style:display-name="PageStyle_static-200-wask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-200-szerokie" style:display-name="PageStyle_static-200-szero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c-1000-waskie" style:display-name="PageStyle_static-1000-was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c-1000-szerokie" style:display-name="PageStyle_static-1000-szero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ynamic-100-waskie" style:display-name="PageStyle_dynamic-100-was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ynamic-100-szerokie" style:display-name="PageStyle_dynamic-100-szero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ynamic-200-waskie" style:display-name="PageStyle_dynamic-200-wask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ynamic-200-szerokie" style:display-name="PageStyle_dynamic-200-szeroki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01T14:33:49.23</dc:date>
    <meta:document-statistic meta:table-count="10" meta:cell-count="444" meta:object-count="40"/>
    <meta:generator>OpenOffice.org/3.3$Win32 OpenOffice.org_project/330m20$Build-9567</meta:generator>
  </office:meta>
</office:document-meta>
</file>